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34cm"/>
    </style:style>
    <style:style style:name="co2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2.07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821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1.752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13.324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2.159cm"/>
    </style:style>
    <style:style style:name="co27" style:family="table-column">
      <style:table-column-properties fo:break-before="auto" style:column-width="3.956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10.737cm"/>
    </style:style>
    <style:style style:name="co30" style:family="table-column">
      <style:table-column-properties fo:break-before="auto" style:column-width="4.147cm"/>
    </style:style>
    <style:style style:name="co31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ervenants et parco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dcterms:titl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available</text:p>
          </table:table-cell>
          <table:table-cell office:value-type="string" calcext:value-type="string">
            <text:p>dcterms:isPartOf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dcterms:educationLevel</text:p>
          </table:table-cell>
          <table:table-cell office:value-type="string" calcext:value-type="string">
            <text:p>foaf:mbox</text:p>
          </table:table-cell>
          <table:table-cell office:value-type="string" calcext:value-type="string">
            <text:p>foaf:gender</text:p>
          </table:table-cell>
          <table:table-cell office:value-type="string" calcext:value-type="string">
            <text:p>foaf:firstName</text:p>
          </table:table-cell>
          <table:table-cell office:value-type="string" calcext:value-type="string">
            <text:p>foaf:familyName</text:p>
          </table:table-cell>
          <table:table-cell office:value-type="string" calcext:value-type="string">
            <text:p>foaf:phone</text:p>
          </table:table-cell>
          <table:table-cell office:value-type="string" calcext:value-type="string">
            <text:p>foaf:member</text:p>
          </table:table-cell>
          <table:table-cell office:value-type="string" calcext:value-type="string">
            <text:p>foaf:status</text:p>
          </table:table-cell>
          <table:table-cell office:value-type="string" calcext:value-type="string">
            <text:p>fup8:ects</text:p>
          </table:table-cell>
          <table:table-cell office:value-type="string" calcext:value-type="string">
            <text:p>fup8:coef</text:p>
          </table:table-cell>
          <table:table-cell office:value-type="string" calcext:value-type="string">
            <text:p>fup8:vhec</text:p>
          </table:table-cell>
          <table:table-cell office:value-type="string" calcext:value-type="string">
            <text:p>fup8:vhch</text:p>
          </table:table-cell>
          <table:table-cell office:value-type="string" calcext:value-type="string">
            <text:p>fup8:cch</text:p>
          </table:table-cell>
          <table:table-cell office:value-type="string" calcext:value-type="string">
            <text:p>fup8:pcCM</text:p>
          </table:table-cell>
          <table:table-cell office:value-type="string" calcext:value-type="string">
            <text:p>fup8:pcTD</text:p>
          </table:table-cell>
          <table:table-cell office:value-type="string" calcext:value-type="string">
            <text:p>fup8:pcTP</text:p>
          </table:table-cell>
          <table:table-cell office:value-type="string" calcext:value-type="string">
            <text:p>fup8:sd</text:p>
          </table:table-cell>
          <table:table-cell office:value-type="string" calcext:value-type="string">
            <text:p>fup8:libre</text:p>
          </table:table-cell>
          <table:table-cell office:value-type="string" calcext:value-type="string">
            <text:p>fup8:mutuaDst</text:p>
          </table:table-cell>
          <table:table-cell office:value-type="string" calcext:value-type="string">
            <text:p>fup8:mutuaSrc</text:p>
          </table:table-cell>
          <table:table-cell office:value-type="string" calcext:value-type="string">
            <text:p>fup8:nbg</text:p>
          </table:table-cell>
          <table:table-cell office:value-type="string" calcext:value-type="string">
            <text:p>fup8:semestre</text:p>
          </table:table-cell>
          <table:table-cell office:value-type="string" calcext:value-type="string">
            <text:p>fup8:hasIntervenant</text:p>
          </table:table-cell>
          <table:table-cell office:value-type="string" calcext:value-type="string">
            <text:p>fup8:hasEC</text:p>
          </table:table-cell>
          <table:table-cell office:value-type="string" calcext:value-type="string">
            <text:p>dbpedia-owl:keyPerson</text:p>
          </table:table-cell>
        </table:table-row>
        <table:table-row table:style-name="ro1">
          <table:table-cell office:value-type="string" calcext:value-type="string">
            <text:p>? ?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5"/>
          <table:table-cell table:number-columns-repeated="3" office:value-type="string" calcext:value-type="string">
            <text:p>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ieu Andro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mathieu.andro@versailles.inra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Andr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TER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5"/>
          <table:table-cell office:value-type="string" calcext:value-type="string">
            <text:p>Mr</text:p>
          </table:table-cell>
          <table:table-cell/>
          <table:table-cell office:value-type="string" calcext:value-type="string">
            <text:p>ATER</text:p>
          </table:table-cell>
          <table:table-cell/>
          <table:table-cell office:value-type="string" calcext:value-type="string">
            <text:p>Info-Doc</text:p>
          </table:table-cell>
          <table:table-cell office:value-type="string" calcext:value-type="string">
            <text:p>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? Aucun</text:p>
          </table:table-cell>
          <table:table-cell/>
          <table:table-cell office:value-type="string" calcext:value-type="string">
            <text:p>Aucun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Aucu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erry Audoux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thaudoux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Audoux</text:p>
          </table:table-cell>
          <table:table-cell office:value-type="string" calcext:value-type="string">
            <text:p>06 82 46 35 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hislaine Azemard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ghislaine.azemard@wanadoo.fr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Ghislaine</text:p>
          </table:table-cell>
          <table:table-cell office:value-type="string" calcext:value-type="string">
            <text:p>Azemard</text:p>
          </table:table-cell>
          <table:table-cell office:value-type="string" calcext:value-type="string">
            <text:p>01 49 40 67 58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PRO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jamin Barbier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barbierbenji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arbier</text:p>
          </table:table-cell>
          <table:table-cell/>
          <table:table-cell office:value-type="string" calcext:value-type="string">
            <text:p>Info-Doc</text:p>
          </table:table-cell>
          <table:table-cell office:value-type="string" calcext:value-type="string">
            <text:p>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llaume Besacier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guillaume@pointg.ne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Besacier</text:p>
          </table:table-cell>
          <table:table-cell office:value-type="string" calcext:value-type="string">
            <text:p>07 52 64 22 52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hilippe Bootz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philippe.bootz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Bootz</text:p>
          </table:table-cell>
          <table:table-cell office:value-type="string" calcext:value-type="string">
            <text:p>07 44 85 05 47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sser Bouhai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nasreddine.bouhai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Bouhai</text:p>
          </table:table-cell>
          <table:table-cell office:value-type="string" calcext:value-type="string">
            <text:p>06 21 82 90 51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ederic Colin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amakersband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06 72 65 49 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rnani Correia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hernanicorreia@free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Corre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édéric Coslin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amakersband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Cosl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aetan Darquie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gaetan.darquie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Darquie</text:p>
          </table:table-cell>
          <table:table-cell table:number-columns-repeated="2"/>
          <table:table-cell office:value-type="string" calcext:value-type="string">
            <text:p>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n-François Dégremont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jfdegremont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Jean-François</text:p>
          </table:table-cell>
          <table:table-cell office:value-type="string" calcext:value-type="string">
            <text:p>Dégremont</text:p>
          </table:table-cell>
          <table:table-cell office:value-type="string" calcext:value-type="string">
            <text:p>06 34 08 70 51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PRO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uel Delfanti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samuel.delfanti@hotmail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elfanti</text:p>
          </table:table-cell>
          <table:table-cell office:value-type="string" calcext:value-type="string">
            <text:p>06 25 73 07 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ntreprise</text:p>
          </table:table-cell>
          <table:table-cell/>
          <table:table-cell office:value-type="string" calcext:value-type="string">
            <text:p>Entreprise</text:p>
          </table:table-cell>
          <table:table-cell table:number-columns-repeated="7"/>
          <table:table-cell office:value-type="string" calcext:value-type="string">
            <text:p>Entrepri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kim Hachour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hhachour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kim</text:p>
          </table:table-cell>
          <table:table-cell office:value-type="string" calcext:value-type="string">
            <text:p>Hachour</text:p>
          </table:table-cell>
          <table:table-cell office:value-type="string" calcext:value-type="string">
            <text:p>06 26 21 10 86</text:p>
          </table:table-cell>
          <table:table-cell office:value-type="string" calcext:value-type="string">
            <text:p>Info-Doc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jid Ihadjadene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madjid.ihadjadene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djid</text:p>
          </table:table-cell>
          <table:table-cell office:value-type="string" calcext:value-type="string">
            <text:p>Ihadjadene</text:p>
          </table:table-cell>
          <table:table-cell/>
          <table:table-cell office:value-type="string" calcext:value-type="string">
            <text:p>Info-Doc</text:p>
          </table:table-cell>
          <table:table-cell office:value-type="string" calcext:value-type="string">
            <text:p>PRO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hdi Kahtane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medhi@mundigo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Kahtane</text:p>
          </table:table-cell>
          <table:table-cell office:value-type="string" calcext:value-type="string">
            <text:p>06 60 86 14 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herine Nyeki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catherine@nyeki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Nyeki</text:p>
          </table:table-cell>
          <table:table-cell office:value-type="string" calcext:value-type="string">
            <text:p>06 88 49 36 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cques Perconte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jacques.perconte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erconte</text:p>
          </table:table-cell>
          <table:table-cell office:value-type="string" calcext:value-type="string">
            <text:p>06 60 61 54 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ristine Poitevin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poitevin@hymedia.univ-paris8.fr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06 23 34 72 19</text:p>
          </table:table-cell>
          <table:table-cell office:value-type="string" calcext:value-type="string">
            <text:p>Info-Doc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ierre Quettier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pierre.quettier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Quettier</text:p>
          </table:table-cell>
          <table:table-cell office:value-type="string" calcext:value-type="string">
            <text:p>06 73 47 98 07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écile Renault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cecile@lesrasqas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Renaul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verardo Reyes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eve.reyes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rardo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07 87 86 41 57</text:p>
          </table:table-cell>
          <table:table-cell office:value-type="string" calcext:value-type="string">
            <text:p>Info-Doc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mad Saleh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idsaleh@orange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Imad</text:p>
          </table:table-cell>
          <table:table-cell office:value-type="string" calcext:value-type="string">
            <text:p>Saleh</text:p>
          </table:table-cell>
          <table:table-cell office:value-type="string" calcext:value-type="string">
            <text:p>06 18 19 10 84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PRO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uel Szoniecky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samuel.szoniecky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zoniecky</text:p>
          </table:table-cell>
          <table:table-cell office:value-type="string" calcext:value-type="string">
            <text:p>06 62 43 87 56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ic Vernhes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e.vernhes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Vernh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lérie Vincent-Genod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valerie@cbleu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Vincent-Geno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nard Virginie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b.virginie@free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Virgini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sabelle Wertel-Fournier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iwfournier@bbox.fr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Wertel-Fournier</text:p>
          </table:table-cell>
          <table:table-cell office:value-type="string" calcext:value-type="string">
            <text:p>06 64 78 28 28</text:p>
          </table:table-cell>
          <table:table-cell office:value-type="string" calcext:value-type="string">
            <text:p>Info-Doc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ude Yacoub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claude.yacoub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Yacoub</text:p>
          </table:table-cell>
          <table:table-cell office:value-type="string" calcext:value-type="string">
            <text:p>06 31 17 78 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a Zivancevic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zivancevicn65@gmail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Zivancevi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haldoun Zreik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zreik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Khaldoun</text:p>
          </table:table-cell>
          <table:table-cell office:value-type="string" calcext:value-type="string">
            <text:p>Zreik</text:p>
          </table:table-cell>
          <table:table-cell office:value-type="string" calcext:value-type="string">
            <text:p>06 86 00 86 67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PRO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an Jannot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j.jannot@lonsdale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Jannot</text:p>
          </table:table-cell>
          <table:table-cell office:value-type="string" calcext:value-type="string">
            <text:p>01.70.23.94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ément Serain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clement.serain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Serain</text:p>
          </table:table-cell>
          <table:table-cell/>
          <table:table-cell office:value-type="string" calcext:value-type="string">
            <text:p>Info-Doc</text:p>
          </table:table-cell>
          <table:table-cell office:value-type="string" calcext:value-type="string">
            <text:p>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ti Damala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areti.damala@gmail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Areti</text:p>
          </table:table-cell>
          <table:table-cell office:value-type="string" calcext:value-type="string">
            <text:p>Damala</text:p>
          </table:table-cell>
          <table:table-cell/>
          <table:table-cell office:value-type="string" calcext:value-type="string">
            <text:p>Info-Doc</text:p>
          </table:table-cell>
          <table:table-cell office:value-type="string" calcext:value-type="string">
            <text:p>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hdi Bourgeois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mehdi.bourgeois04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Bourgeoi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dréa Boisadan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andrea.boisadan@hotmail.fr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Boisadan</text:p>
          </table:table-cell>
          <table:table-cell office:value-type="string" calcext:value-type="string">
            <text:p>06 09 68 77 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roline Avril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avrilcaroline@yahoo.fr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6 51 37 77 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ri Toumia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toumia.amri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mri</text:p>
          </table:table-cell>
          <table:table-cell office:value-type="string" calcext:value-type="string">
            <text:p>Toumia</text:p>
          </table:table-cell>
          <table:table-cell office:value-type="string" calcext:value-type="string">
            <text:p>06 42 01 00 18</text:p>
          </table:table-cell>
          <table:table-cell/>
          <table:table-cell office:value-type="string" calcext:value-type="string">
            <text:p>Doctora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brielle Godin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gabrielle.godin@hotmail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06 80 94 85 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is Torres-Yepez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luisyepez13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Torres-Yepez</text:p>
          </table:table-cell>
          <table:table-cell table:number-columns-repeated="2"/>
          <table:table-cell office:value-type="string" calcext:value-type="string">
            <text:p>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rge cours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5"/>
          <table:table-cell office:value-type="string" calcext:value-type="string">
            <text:p>Mr/M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r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runo Menon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5"/>
          <table:table-cell office:value-type="string" calcext:value-type="string">
            <text:p>Mr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enon</text:p>
          </table:table-cell>
          <table:table-cell/>
          <table:table-cell office:value-type="string" calcext:value-type="string">
            <text:p>Info-Doc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scal Adam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5"/>
          <table:table-cell office:value-type="string" calcext:value-type="string">
            <text:p>Mr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Ada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dric Boudjema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cedric.boudjema@gmail.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Boudjem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lody Laurent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Melody.Laurent@siris.sorbonne.fr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Laure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umanités numériques</text:p>
          </table:table-cell>
          <table:table-cell table:number-columns-repeated="5"/>
          <table:table-cell office:value-type="string" calcext:value-type="string">
            <text:p>Master 1 - 2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1 CEN</text:p>
          </table:table-cell>
          <table:table-cell office:value-type="string" calcext:value-type="string">
            <text:p>Master 1 : Création Edition Numérique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2 CEN</text:p>
          </table:table-cell>
          <table:table-cell office:value-type="string" calcext:value-type="string">
            <text:p>Master 2 Création Edition Numérique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2 AVUN</text:p>
          </table:table-cell>
          <table:table-cell office:value-type="string" calcext:value-type="string">
            <text:p>Master 2 Analyse et Valorisation des Usages Numériques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1 GSI</text:p>
          </table:table-cell>
          <table:table-cell office:value-type="string" calcext:value-type="string">
            <text:p>Master 1 : Gestion Stratégique de l'Information 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2 GSI</text:p>
          </table:table-cell>
          <table:table-cell office:value-type="string" calcext:value-type="string">
            <text:p>Master 2 : Gestion Stratégique de l'Information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1 NET</text:p>
          </table:table-cell>
          <table:table-cell office:value-type="string" calcext:value-type="string">
            <text:p>Master 1 : Numérique Enjeux Technologies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2 NET</text:p>
          </table:table-cell>
          <table:table-cell office:value-type="string" calcext:value-type="string">
            <text:p>Master 2 : Numérique Enjeux Technologies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Laure Leroy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laureleroyrv@gmail.com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Leroy</text:p>
          </table:table-cell>
          <table:table-cell office:value-type="float" office:value="602303735" calcext:value-type="float">
            <text:p>602303735</text:p>
          </table:table-cell>
          <table:table-cell office:value-type="string" calcext:value-type="string">
            <text:p>Hypermedia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uel Da Silva</text:p>
          </table:table-cell>
          <table:table-cell/>
          <table:table-cell office:value-type="string" calcext:value-type="string">
            <text:p>Professionnel</text:p>
          </table:table-cell>
          <table:table-cell table:number-columns-repeated="4"/>
          <table:table-cell office:value-type="string" calcext:value-type="string">
            <text:p>samueld@noos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a Silva</text:p>
          </table:table-cell>
          <table:table-cell table:number-columns-repeated="2"/>
          <table:table-cell office:value-type="string" calcext:value-type="string">
            <text:p>Professionn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élie Desfriches-Doria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orelie.desfriches-doria@univ-paris8.fr 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Orélie</text:p>
          </table:table-cell>
          <table:table-cell office:value-type="string" calcext:value-type="string">
            <text:p>Desfriches-Doria</text:p>
          </table:table-cell>
          <table:table-cell office:value-type="float" office:value="666522688" calcext:value-type="float">
            <text:p>666522688</text:p>
          </table:table-cell>
          <table:table-cell office:value-type="string" calcext:value-type="string">
            <text:p>Info-Doc</text:p>
          </table:table-cell>
          <table:table-cell office:value-type="string" calcext:value-type="string">
            <text:p>MC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jid Ihadjadene</text:p>
          </table:table-cell>
          <table:table-cell/>
          <table:table-cell office:value-type="string" calcext:value-type="string">
            <text:p>Titulaires P8</text:p>
          </table:table-cell>
          <table:table-cell table:number-columns-repeated="4"/>
          <table:table-cell office:value-type="string" calcext:value-type="string">
            <text:p>madjid.ihadjadene@univ-paris8.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djid</text:p>
          </table:table-cell>
          <table:table-cell office:value-type="string" calcext:value-type="string">
            <text:p>Ihadjadene</text:p>
          </table:table-cell>
          <table:table-cell office:value-type="float" office:value="622520009" calcext:value-type="float">
            <text:p>622520009</text:p>
          </table:table-cell>
          <table:table-cell office:value-type="string" calcext:value-type="string">
            <text:p>Info-Doc</text:p>
          </table:table-cell>
          <table:table-cell office:value-type="string" calcext:value-type="string">
            <text:p>PRO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1 THYP</text:p>
          </table:table-cell>
          <table:table-cell office:value-type="string" calcext:value-type="string">
            <text:p>Master 1 : Technologies de L'HYPermédia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  <table:table-row table:style-name="ro1">
          <table:table-cell office:value-type="string" calcext:value-type="string">
            <text:p>M2 THYP</text:p>
          </table:table-cell>
          <table:table-cell office:value-type="string" calcext:value-type="string">
            <text:p>Master 2 : Technologies de L'HYPermédia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23"/>
          <table:table-cell office:value-type="string" calcext:value-type="string">
            <text:p><text:s/>| </text:p>
          </table:table-cell>
        </table:table-row>
      </table:table>
      <table:table table:name="ue" table:style-name="ta1">
        <table:table-column table:style-name="co29" table:number-columns-repeated="3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o:resource_template</text:p>
          </table:table-cell>
          <table:table-cell office:value-type="string" calcext:value-type="string">
            <text:p>o:resource_class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fup8:ects</text:p>
          </table:table-cell>
          <table:table-cell office:value-type="string" calcext:value-type="string">
            <text:p>fup8:coef</text:p>
          </table:table-cell>
          <table:table-cell office:value-type="string" calcext:value-type="string">
            <text:p>fup8:semestre</text:p>
          </table:table-cell>
          <table:table-cell office:value-type="string" calcext:value-type="string">
            <text:p>fup8:hasParcours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Théorie du numériqu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Pratiques numériqu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Ateliers Média</text:p>
          </table:table-cell>
          <table:table-cell office:value-type="string" calcext:value-type="string">
            <text:p>Choisir 2 EC parmi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Production Numérique</text:p>
          </table:table-cell>
          <table:table-cell office:value-type="string" calcext:value-type="string">
            <text:p>3 parmi 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Théorie du numériqu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Pratiques numériqu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Fondamentaux en information-documentat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Traitement de l'informati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Fondamentaux humanités</text:p>
          </table:table-cell>
          <table:table-cell office:value-type="string" calcext:value-type="string">
            <text:p>UE au choix avec la suivant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Fondamentaux numériques</text:p>
          </table:table-cell>
          <table:table-cell office:value-type="string" calcext:value-type="string">
            <text:p>UE au choix avec la précédent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Fondamentaux humanités numérique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Ouverture 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Langages et Méthodes</text:p>
          </table:table-cell>
          <table:table-cell office:value-type="string" calcext:value-type="string">
            <text:p>1 parmi 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6 Participation critique à la vie scientifique et culturelle 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7 Réalisation proje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Management de l'informati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6 Informatique documenta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7 Stage et rappor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8 Angla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Plateformes numériques</text:p>
          </table:table-cell>
          <table:table-cell office:value-type="string" calcext:value-type="string">
            <text:p>3 parmi 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6 Le numérique et l'informati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7 Ouverture 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8 Stag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Outils &amp; Méthodes</text:p>
          </table:table-cell>
          <table:table-cell office:value-type="string" calcext:value-type="string">
            <text:p>Choisir 3 EC parmi 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Réalisation de prototypes crossmédia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Epistémologie et <text:s/>valorisation de l'informa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Management de l'information et des connaissanc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Stratégies informationnelles des entrepris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Gouvernance de l'informa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Applications du numériq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Etudes du numérique</text:p>
          </table:table-cell>
          <table:table-cell office:value-type="string" calcext:value-type="string">
            <text:p>UE au choix avec l'UE 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Littérature numériq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Préparation du mémo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d’ouvertur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1 Sociotechniqu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2 Méthodologies de recherch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Modélisati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3 Participation critique à la vie scientifique et culturelle I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Langue étrangère</text:p>
          </table:table-cell>
          <table:table-cell office:value-type="string" calcext:value-type="string">
            <text:p>1 parmi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Professionnalisati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Architecture de l'informati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6 Stage et mémoir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6 Enjeux technologiques en émergenc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7 Mémoi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8 Ouverture 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4 Formation et recherch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5 Référentiels de connaissance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nité d'enseignement</text:p>
          </table:table-cell>
          <table:table-cell office:value-type="string" calcext:value-type="string">
            <text:p>fup8:UE</text:p>
          </table:table-cell>
          <table:table-cell office:value-type="string" calcext:value-type="string">
            <text:p>UE 6 Professionnalisation et recherch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</table:table>
      <table:table table:name="ec" table:style-name="ta1">
        <table:table-column table:style-name="co28" table:number-columns-repeated="31" table:default-cell-style-name="Default"/>
        <table:table-row table:style-name="ro1">
          <table:table-cell office:value-type="string" calcext:value-type="string">
            <text:p>dcterms:titl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available</text:p>
          </table:table-cell>
          <table:table-cell office:value-type="string" calcext:value-type="string">
            <text:p>dcterms:isPartOf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dcterms:educationLevel</text:p>
          </table:table-cell>
          <table:table-cell office:value-type="string" calcext:value-type="string">
            <text:p>foaf:mbox</text:p>
          </table:table-cell>
          <table:table-cell office:value-type="string" calcext:value-type="string">
            <text:p>foaf:gender</text:p>
          </table:table-cell>
          <table:table-cell office:value-type="string" calcext:value-type="string">
            <text:p>foaf:firstName</text:p>
          </table:table-cell>
          <table:table-cell office:value-type="string" calcext:value-type="string">
            <text:p>foaf:familyName</text:p>
          </table:table-cell>
          <table:table-cell office:value-type="string" calcext:value-type="string">
            <text:p>foaf:phone</text:p>
          </table:table-cell>
          <table:table-cell office:value-type="string" calcext:value-type="string">
            <text:p>foaf:member</text:p>
          </table:table-cell>
          <table:table-cell office:value-type="string" calcext:value-type="string">
            <text:p>foaf:status</text:p>
          </table:table-cell>
          <table:table-cell office:value-type="string" calcext:value-type="string">
            <text:p>fup8:ects</text:p>
          </table:table-cell>
          <table:table-cell office:value-type="string" calcext:value-type="string">
            <text:p>fup8:coef</text:p>
          </table:table-cell>
          <table:table-cell office:value-type="string" calcext:value-type="string">
            <text:p>fup8:vhec</text:p>
          </table:table-cell>
          <table:table-cell office:value-type="string" calcext:value-type="string">
            <text:p>fup8:vhch</text:p>
          </table:table-cell>
          <table:table-cell office:value-type="string" calcext:value-type="string">
            <text:p>fup8:cch</text:p>
          </table:table-cell>
          <table:table-cell office:value-type="string" calcext:value-type="string">
            <text:p>fup8:pcCM</text:p>
          </table:table-cell>
          <table:table-cell office:value-type="string" calcext:value-type="string">
            <text:p>fup8:pcTD</text:p>
          </table:table-cell>
          <table:table-cell office:value-type="string" calcext:value-type="string">
            <text:p>fup8:pcTP</text:p>
          </table:table-cell>
          <table:table-cell office:value-type="string" calcext:value-type="string">
            <text:p>fup8:sd</text:p>
          </table:table-cell>
          <table:table-cell office:value-type="string" calcext:value-type="string">
            <text:p>fup8:libre</text:p>
          </table:table-cell>
          <table:table-cell office:value-type="string" calcext:value-type="string">
            <text:p>fup8:mutuaDst</text:p>
          </table:table-cell>
          <table:table-cell office:value-type="string" calcext:value-type="string">
            <text:p>fup8:mutuaSrc</text:p>
          </table:table-cell>
          <table:table-cell office:value-type="string" calcext:value-type="string">
            <text:p>fup8:nbg</text:p>
          </table:table-cell>
          <table:table-cell office:value-type="string" calcext:value-type="string">
            <text:p>fup8:semestre</text:p>
          </table:table-cell>
          <table:table-cell office:value-type="string" calcext:value-type="string">
            <text:p>fup8:hasIntervenant</text:p>
          </table:table-cell>
          <table:table-cell office:value-type="string" calcext:value-type="string">
            <text:p>fup8:hasEC</text:p>
          </table:table-cell>
          <table:table-cell office:value-type="string" calcext:value-type="string">
            <text:p>dbpedia-owl:keyPerson</text:p>
          </table:table-cell>
        </table:table-row>
        <table:table-row table:style-name="ro1">
          <table:table-cell office:value-type="string" calcext:value-type="string">
            <text:p>EC1 Approches transversales des humanités numériqu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Economie et droit du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ntroduction à la program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Bases de données relationnell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 et GSI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Atelier image <text:s/>illustrator - photoshop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Atelier 3D : modélis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Atelier s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4 Atelier vidéo enrichie et compositing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5 EC Lib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nteraction 3D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Éditorialisation et strategie de contenu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Intégration : HTML / CS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4 Graphisme et ergonomie d'interfac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Approches transversales des humanités numériqu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Economie et droit du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ntroduction à la program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Bases de données relationnell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 et GSI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ntroduction aux sciences de l'information et de la communication (SIC) (EC Libre)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h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Gestion de projet en ingénierie documentai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ndexation des documents et métadonné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Langages documentaires et classification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Culture et outils numériqu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Méthodes de recherche quantitatives et qualitativ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Anthropologie de la communic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Programmation de systèmes d’infor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 Introduction à la program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Sémiotique du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Approches transversales des humanités numériqu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Economie et droit du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Libre 1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mmersion et interac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Conception et gestion de projet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After Effect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Participation critique I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Analyse crit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Suivi développement et intégr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Direction artist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Interaction appliqué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4 Animation 2D et vidéo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5 Aspects éditoriaux de la réalisation multimédia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Gestion d’un service info-documentai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Veille et recherche d'information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Records management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h 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Systèmes de recherche d'information (SRI)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h 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Gestion électronique des documents (GED)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Gestion des contenu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Stage et rapport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Anglai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Numérique tangible et Internet des objet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Hypermédia et web sémant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Numérique en entreprise et management de l'information au sein des organisation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4 Numérique en ligne et nouvelle économi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Enjeux actuels du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Design de l'information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Libre 2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Anglai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Centre de langu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Méthodologie d'études et rédaction de mémoi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Développement multi-plateform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C proposé dans la Mineure externe Droit offerte aux étudiants d'autres formatio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EC lib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Montage start up (grizz)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4 UX Desig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Traitement éditorial et création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Création et direction artistique crossmedia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Développement de prototypes crossmédia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tion à la recherch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C proposé dans la Mineure externe Droit offerte aux étudiants d'autres formatio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tiques info communicationnell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ion des connaissanc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ion des données et des documents en entrepris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cation digitale et community management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 de l'infor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ion de projet en transformation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èles de gestion de risques informationnel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ille stratégique et intelligence économ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ion stratégique de l'infor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Ville post-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Patrimoine augmenté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Ethnographie du numérique/Digital Method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Prospectives numériqu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Conception collaborative et ergonomie (intensif)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Littérature numér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Avec des partenaires internatina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Atelier génération de text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Avec des partenaires internatina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Atelier texte animé et multimédia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Avec des partenaires internatina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4 Atelier création hypertextuelle et documentaire narratif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Avec des partenaires internatina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Problématique d'étud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Etat de la recherche et veille documentai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Libre 3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ntre parcours de la men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Visualisation et valorisation d'archives visuell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Méthodes et outils d’analyses statistiques et de fouille de donné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EC Libr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ntre parcours de la men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Standards de données et de modélisation des processu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Ethnographie des pratiqu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Sémiotique des interfac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Participation critique II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2, NET2 et AV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Expression professionnelle en langue anglais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FLE (emprunté au Département FLE)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Centre de langu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Analyse des cas professionnel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Méthdologie de la recherch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Etude des controverses-datavisualisation et analyse des donné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Système d'information et programmation internet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1 Méthodologie scientifique en information-communic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 2 Stage et conduite de projets professionnel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h 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Enjeux de l'intelligence artificiell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Analyse, gestion, et visualisation des données massives/Big Data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Méthdologie de la recherche et innovation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Participation critique II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2, NET2 et AV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Libre 4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Anglais 2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er-composante</text:p>
          </table:table-cell>
          <table:table-cell office:value-type="string" calcext:value-type="string">
            <text:p>Centre de langu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Anglais scientifique et techniqu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Projet collaboratif tutoré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3 Participation critique II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parcours de la mention</text:p>
          </table:table-cell>
          <table:table-cell office:value-type="string" calcext:value-type="string">
            <text:p>EC proposé dans le Master CEN2, NET2 et AV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Innovation, créativité et gestion des connaissanc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Ethique du web et écosystèmes d'information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1 Méthodes de recherche dans l'entreprise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 Méthodologie pour la conduite d'études</text:p>
          </table:table-cell>
          <table:table-cell table:number-columns-repeated="3"/>
          <table:table-cell office:value-type="string" calcext:value-type="string">
            <text:p><text:s/>| <text:s/>| </text:p>
          </table:table-cell>
          <table:table-cell table:number-columns-repeated="8"/>
          <table:table-cell office:value-type="string" calcext:value-type="string">
            <text:p>Obligatoire (O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h 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11:54:10.888231511</dc:date>
    <meta:editing-duration>PT46M56S</meta:editing-duration>
    <meta:editing-cycles>5</meta:editing-cycles>
    <meta:generator>LibreOffice/7.3.7.2$Linux_X86_64 LibreOffice_project/30$Build-2</meta:generator>
    <meta:document-statistic meta:table-count="3" meta:cell-count="2459" meta:object-count="0"/>
  </office:meta>
</office:document-meta>
</file>